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language="pl" fo:country="PL"/>
    </style:style>
    <style:style style:name="P2" style:parent-style-name="Normalny" style:family="paragraph">
      <style:text-properties fo:language="pl" fo:country="PL"/>
    </style:style>
    <style:style style:name="P3" style:parent-style-name="Normalny" style:family="paragraph">
      <style:text-properties fo:language="pl" fo:country="PL"/>
    </style:style>
    <style:style style:name="P4" style:parent-style-name="Normalny" style:family="paragraph">
      <style:text-properties fo:language="pl" fo:country="PL"/>
    </style:style>
    <style:style style:name="P5" style:parent-style-name="Normalny" style:family="paragraph">
      <style:text-properties fo:language="pl" fo:country="PL"/>
    </style:style>
    <style:style style:name="P6" style:parent-style-name="Normalny" style:family="paragraph">
      <style:text-properties fo:language="pl" fo:country="PL"/>
    </style:style>
    <style:style style:name="P7" style:parent-style-name="Normalny" style:family="paragraph">
      <style:text-properties fo:language="pl" fo:country="PL"/>
    </style:style>
    <style:style style:name="P8" style:parent-style-name="Normalny" style:family="paragraph">
      <style:text-properties fo:language="pl" fo:country="PL"/>
    </style:style>
    <style:style style:name="P9" style:parent-style-name="Normalny" style:family="paragraph">
      <style:text-properties fo:language="pl" fo:country="PL"/>
    </style:style>
    <style:style style:name="P10" style:parent-style-name="Normalny" style:family="paragraph">
      <style:text-properties fo:language="pl" fo:country="PL"/>
    </style:style>
    <style:style style:name="P11" style:parent-style-name="Normalny" style:family="paragraph">
      <style:text-properties fo:language="pl" fo:country="PL"/>
    </style:style>
    <style:style style:name="P12" style:parent-style-name="Normalny" style:family="paragraph">
      <style:text-properties fo:language="pl" fo:country="PL"/>
    </style:style>
    <style:style style:name="P13" style:parent-style-name="Normalny" style:family="paragraph">
      <style:text-properties fo:language="pl" fo:country="PL"/>
    </style:style>
    <style:style style:name="P14" style:parent-style-name="Normalny" style:family="paragraph">
      <style:text-properties fo:language="pl" fo:country="PL"/>
    </style:style>
    <style:style style:name="P15" style:parent-style-name="Normalny" style:family="paragraph">
      <style:text-properties fo:language="pl" fo:country="PL"/>
    </style:style>
    <style:style style:name="P16" style:parent-style-name="Normalny" style:family="paragraph">
      <style:text-properties fo:language="pl" fo:country="PL"/>
    </style:style>
    <style:style style:name="P17" style:parent-style-name="Normalny" style:family="paragraph">
      <style:text-properties fo:language="pl" fo:country="PL"/>
    </style:style>
    <style:style style:name="P18" style:parent-style-name="Normalny" style:family="paragraph">
      <style:text-properties fo:language="pl" fo:country="PL"/>
    </style:style>
    <style:style style:name="P19" style:parent-style-name="Normalny" style:family="paragraph">
      <style:text-properties fo:language="pl" fo:country="PL"/>
    </style:style>
    <style:style style:name="P20" style:parent-style-name="Normalny" style:family="paragraph">
      <style:text-properties fo:language="pl" fo:country="PL"/>
    </style:style>
    <style:style style:name="P21" style:parent-style-name="Normalny" style:family="paragraph">
      <style:text-properties fo:language="pl" fo:country="PL"/>
    </style:style>
    <style:style style:name="P22" style:parent-style-name="Normalny" style:family="paragraph">
      <style:text-properties fo:language="pl" fo:country="PL"/>
    </style:style>
    <style:style style:name="P23" style:parent-style-name="Normalny" style:family="paragraph">
      <style:text-properties fo:language="pl" fo:country="PL"/>
    </style:style>
    <style:style style:name="P24" style:parent-style-name="Normalny" style:family="paragraph">
      <style:text-properties fo:language="pl" fo:country="PL"/>
    </style:style>
    <style:style style:name="P25" style:parent-style-name="Normalny" style:family="paragraph">
      <style:text-properties fo:language="pl" fo:country="PL"/>
    </style:style>
    <style:style style:name="P26" style:parent-style-name="Normalny" style:family="paragraph">
      <style:text-properties fo:language="pl" fo:country="PL"/>
    </style:style>
    <style:style style:name="P27" style:parent-style-name="Normalny" style:family="paragraph">
      <style:text-properties fo:language="pl" fo:country="PL"/>
    </style:style>
    <style:style style:name="P28" style:parent-style-name="Normalny" style:family="paragraph">
      <style:text-properties fo:language="pl" fo:country="PL"/>
    </style:style>
  </office:automatic-styles>
  <office:body>
    <office:text text:use-soft-page-breaks="true">
      <text:p text:style-name="P1">1. Czy moge przekazywac do funkcji srodowisko, które zawiera wszystkie definicje funkcji?<text:s/></text:p>
      <text:p text:style-name="P2">2. Jak reprezentowac funkcje jako obiekt haskellowy ( w szczególnosci czesciowa aplikacje )?</text:p>
      <text:p text:style-name="P3">3. Jak reprezentowac listy w haskellu?</text:p>
      <text:p text:style-name="P4">4. Jesli nie uzywam referencji / wskazników, czy musze miec osobno stan i srodowisko?</text:p>
      <text:p text:style-name="P5">5. Gdzie poczytac o powyzszych</text:p>
      <text:p text:style-name="P6"/>
      <text:p text:style-name="P7">Peyton Johns Lester<text:s/></text:p>
      <text:p text:style-name="P8"/>
      <text:p text:style-name="P9">Pytania do Huberta:</text:p>
      <text:p text:style-name="P10">1. Funkcje wieloargumentowe - notacja BNFC</text:p>
      <text:p text:style-name="P11"/>
      <text:p text:style-name="P12">2. Czesciowa aplikacja - kod w haskellu:</text:p>
      <text:p text:style-name="P13">Wiazanie przez referencje.<text:s/></text:p>
      <text:p text:style-name="P14"/>
      <text:p text:style-name="P15">ECall f [ex1,ex2,ex3] -&gt; ECall f [x2, x3] ?<text:s/></text:p>
      <text:p text:style-name="P16"/>
      <text:p text:style-name="P17"/>
      <text:p text:style-name="P18">Czy za pomoca lambda-termów?</text:p>
      <text:p text:style-name="P19">Czy przez let?</text:p>
      <text:p text:style-name="P20"/>
      <text:p text:style-name="P21">3. Typowanie statyczne - czy wystarczy stan (nie zmienia sie, zawiera definicje funkcji i zmiennych)<text:s/></text:p>
      <text:p text:style-name="P22">oraz srodowisko (znikajace po wyjsciu z funkcji, ladujace do siebie zmienne lokalne z definicji funkcji w stanie)?</text:p>
      <text:p text:style-name="P23"/>
      <text:p text:style-name="P24">4. Listy dowolnego typu -&gt; BNFC</text:p>
      <text:p text:style-name="P25">5. Typy polimorficzne -&gt; BNFC</text:p>
      <text:p text:style-name="P26">6. Typy rekurencyjne -&gt; BNFC | Haskell</text:p>
      <text:p text:style-name="P27"/>
      <text:p text:style-name="P28">7. Analiza recenzji BNFC</text:p>
      <text:soft-page-break/>
      <text:p text:style-name="Normalny">8. Maybe / Either w programie<text:s/></text:p>
      <text:p text:style-name="Normalny"/>
      <text:p text:style-name="Normalny">Pattern matching -&gt; BNFC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ek</meta:initial-creator>
    <dc:creator>marek</dc:creator>
    <meta:creation-date>2016-05-05T09:31:00Z</meta:creation-date>
    <dc:date>2016-05-05T09:31:00Z</dc:date>
    <meta:template xlink:href="Normal" xlink:type="simple"/>
    <meta:editing-cycles>1</meta:editing-cycles>
    <meta:editing-duration>PT0S</meta:editing-duration>
    <meta:document-statistic meta:page-count="2" meta:paragraph-count="1" meta:word-count="147" meta:character-count="990" meta:row-count="7" meta:non-whitespace-character-count="844"/>
  </office:meta>
</office:document-meta>
</file>